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9"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0" style:family="paragraph" style:parent-style-name="Standard">
      <style:paragraph-properties fo:text-align="center" style:justify-single-word="false"/>
      <style:text-properties fo:color="#000000" fo:font-size="66pt" officeooo:rsid="0024f6f5" officeooo:paragraph-rsid="002a6ab6" style:font-size-asian="66pt" style:font-size-complex="6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c3576" officeooo:paragraph-rsid="001457b9"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0" style:family="paragraph" style:parent-style-name="Text_20_body">
      <style:paragraph-properties fo:margin-top="0cm" fo:margin-bottom="0cm" loext:contextual-spacing="false"/>
      <style:text-properties fo:color="#000000" officeooo:rsid="000fb85e" officeooo:paragraph-rsid="000fb85e"/>
    </style:style>
    <style:style style:name="P51" style:family="paragraph" style:parent-style-name="Text_20_body">
      <style:paragraph-properties fo:margin-top="0cm" fo:margin-bottom="0cm" loext:contextual-spacing="false"/>
      <style:text-properties fo:color="#000000" officeooo:rsid="000fb85e" officeooo:paragraph-rsid="001068eb"/>
    </style:style>
    <style:style style:name="P52" style:family="paragraph" style:parent-style-name="Text_20_body">
      <style:paragraph-properties fo:margin-top="0cm" fo:margin-bottom="0cm" loext:contextual-spacing="false"/>
      <style:text-properties fo:color="#000000" officeooo:paragraph-rsid="000fb85e"/>
    </style:style>
    <style:style style:name="P53"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4"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5" style:family="paragraph" style:parent-style-name="Text_20_body">
      <style:paragraph-properties fo:margin-top="0cm" fo:margin-bottom="0cm" loext:contextual-spacing="false"/>
      <style:text-properties fo:color="#000000" officeooo:rsid="0019ff41" officeooo:paragraph-rsid="001c38cc"/>
    </style:style>
    <style:style style:name="P56" style:family="paragraph" style:parent-style-name="Text_20_body">
      <style:paragraph-properties fo:margin-top="0cm" fo:margin-bottom="0cm" loext:contextual-spacing="false"/>
      <style:text-properties officeooo:rsid="0019ff41" officeooo:paragraph-rsid="001a69d3"/>
    </style:style>
    <style:style style:name="P57" style:family="paragraph" style:parent-style-name="Text_20_body">
      <style:paragraph-properties fo:margin-top="0cm" fo:margin-bottom="0cm" loext:contextual-spacing="false"/>
      <style:text-properties officeooo:rsid="0019ff41" officeooo:paragraph-rsid="001c38cc"/>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0" style:family="paragraph" style:parent-style-name="Preformatted_20_Text">
      <style:paragraph-properties fo:margin-top="0cm" fo:margin-bottom="0cm" loext:contextual-spacing="false" fo:line-height="150%" fo:orphans="2" fo:widows="2" fo:padding="0cm" fo:border="none"/>
    </style:style>
    <style:style style:name="P71" style:family="paragraph" style:parent-style-name="Preformatted_20_Text">
      <style:paragraph-properties fo:margin-top="0cm" fo:margin-bottom="0cm" loext:contextual-spacing="false" fo:line-height="150%" fo:orphans="2" fo:widows="2" fo:padding="0cm" fo:border="none"/>
      <style:text-properties fo:color="#000000"/>
    </style:style>
    <style:style style:name="P72" style:family="paragraph" style:parent-style-name="Standard">
      <style:paragraph-properties fo:break-before="page"/>
      <style:text-properties fo:color="#000000" officeooo:rsid="000ea85d" officeooo:paragraph-rsid="000ea85d"/>
    </style:style>
    <style:style style:name="P73" style:family="paragraph" style:parent-style-name="Standard">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f6a04" style:font-size-asian="10.5pt" style:font-weight-asian="normal" style:font-size-complex="12pt" style:font-weight-complex="normal"/>
    </style:style>
    <style:style style:name="P74"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f6a04" style:font-size-asian="10.5pt" style:font-weight-asian="normal" style:font-size-complex="12pt" style:font-weight-complex="normal"/>
    </style:style>
    <style:style style:name="P75"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2f6a04" style:font-size-asian="10.5pt" style:font-weight-asian="normal" style:font-size-complex="12pt" style:font-weight-complex="normal"/>
    </style:style>
    <style:style style:name="P76"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ed812" officeooo:paragraph-rsid="002f6a04" style:font-size-asian="10.5pt" style:font-weight-asian="normal" style:font-size-complex="12pt" style:font-weight-complex="normal"/>
    </style:style>
    <style:style style:name="P77"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f6a04"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ed812" officeooo:paragraph-rsid="002f6a04" style:font-size-asian="10.5pt" style:font-weight-asian="normal" style:font-size-complex="10.5pt" style:font-weight-complex="normal"/>
    </style:style>
    <style:style style:name="P79"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f6a04" style:font-size-asian="10.5pt" style:font-weight-asian="normal" style:font-size-complex="10.5pt" style:font-weight-complex="normal"/>
    </style:style>
    <style:style style:name="P80"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f6a04" officeooo:paragraph-rsid="002f6a04" style:font-size-asian="10.5pt" style:font-weight-asian="normal" style:font-size-complex="10.5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f6a04"/>
    </style:style>
    <style:style style:name="T22" style:family="text">
      <style:text-properties fo:font-variant="normal" fo:text-transform="none" style:font-name="Monospace" fo:font-size="10.5pt" fo:letter-spacing="normal" fo:font-style="normal" style:text-underline-style="none" style:font-size-complex="10.5pt"/>
    </style:style>
    <style:style style:name="T23" style:family="text">
      <style:text-properties fo:font-variant="normal" fo:text-transform="none" style:font-name="Monospace" fo:font-size="10.5pt" fo:letter-spacing="normal" fo:font-style="normal" style:text-underline-style="none" officeooo:rsid="00194a29" style:font-size-complex="10.5pt"/>
    </style:style>
    <style:style style:name="T24" style:family="text">
      <style:text-properties fo:font-variant="normal" fo:text-transform="none" style:text-position="0% 100%" fo:letter-spacing="normal" fo:font-style="normal" fo:font-weight="normal" style:font-weight-asian="normal" style:font-weight-complex="normal"/>
    </style:style>
    <style:style style:name="T25" style:family="text">
      <style:text-properties fo:font-variant="normal" fo:text-transform="none" style:text-position="0% 100%" fo:letter-spacing="normal" fo:font-style="normal" fo:font-weight="normal" officeooo:rsid="001c38cc" style:font-weight-asian="normal" style:font-weight-complex="normal"/>
    </style:style>
    <style:style style:name="T26" style:family="text">
      <style:text-properties fo:font-variant="normal" fo:text-transform="none" style:text-position="0% 100%" fo:letter-spacing="normal" fo:font-style="normal" fo:font-weight="normal" officeooo:rsid="001def8d" style:font-weight-asian="normal" style:font-weight-complex="normal"/>
    </style:style>
    <style:style style:name="T27" style:family="text">
      <style:text-properties fo:font-variant="normal" fo:text-transform="none" style:text-position="0% 100%" fo:letter-spacing="normal" fo:font-style="normal" fo:font-weight="normal" officeooo:rsid="00223678" style:font-weight-asian="normal" style:font-weight-complex="normal"/>
    </style:style>
    <style:style style:name="T28"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4"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7" style:family="text">
      <style:text-properties officeooo:rsid="000fb85e"/>
    </style:style>
    <style:style style:name="T38" style:family="text">
      <style:text-properties style:font-name="Monospace" fo:font-size="10.5pt" style:font-size-asian="10.5pt" style:font-size-complex="10.5pt"/>
    </style:style>
    <style:style style:name="T39" style:family="text">
      <style:text-properties style:font-name="Monospace" fo:font-size="10.5pt" officeooo:rsid="001068eb" style:font-size-asian="10.5pt" style:font-size-complex="10.5pt"/>
    </style:style>
    <style:style style:name="T40" style:family="text">
      <style:text-properties style:font-name="Monospace" fo:font-size="10.5pt" officeooo:rsid="0019ff41" style:font-size-asian="10.5pt" style:font-size-complex="10.5pt"/>
    </style:style>
    <style:style style:name="T41" style:family="text">
      <style:text-properties style:font-name="Liberation Serif"/>
    </style:style>
    <style:style style:name="T42" style:family="text">
      <style:text-properties style:font-name="Liberation Serif" fo:font-size="12pt" officeooo:rsid="00133292" style:font-size-asian="12pt" style:font-size-complex="12pt"/>
    </style:style>
    <style:style style:name="T43" style:family="text">
      <style:text-properties style:font-name="Liberation Serif" fo:font-size="12pt" officeooo:rsid="001068eb" style:font-size-asian="10.5pt" style:font-size-complex="12pt"/>
    </style:style>
    <style:style style:name="T44" style:family="text">
      <style:text-properties style:font-name="Liberation Serif" fo:font-size="12pt" officeooo:rsid="0019ff41" style:font-size-asian="10.5pt" style:font-size-complex="12pt"/>
    </style:style>
    <style:style style:name="T45" style:family="text">
      <style:text-properties fo:color="#000000"/>
    </style:style>
    <style:style style:name="T46" style:family="text">
      <style:text-properties officeooo:rsid="001068eb"/>
    </style:style>
    <style:style style:name="T47" style:family="text">
      <style:text-properties officeooo:rsid="001240ed"/>
    </style:style>
    <style:style style:name="T48" style:family="text">
      <style:text-properties officeooo:rsid="0019ff41"/>
    </style:style>
    <style:style style:name="T49" style:family="text">
      <style:text-properties officeooo:rsid="0024f6f5"/>
    </style:style>
    <style:style style:name="T50" style:family="text">
      <style:text-properties officeooo:rsid="0028bcaf"/>
    </style:style>
    <style:style style:name="T51" style:family="text">
      <style:text-properties officeooo:rsid="002ed812"/>
    </style:style>
    <style:style style:name="T52" style:family="text">
      <style:text-properties officeooo:rsid="002f6a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10">CONTRACTSDB</text:p>
      <text:p text:style-name="P8">INSTALLATION GUIDE</text:p>
      <text:p text:style-name="P9">WEB APPLICATION</text:p>
      <text:p text:style-name="P3"/>
      <text:p text:style-name="P72"/>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7">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5"><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50"><text:tab/>Open up the server's IP address in your browser to make sure that nginx is up and running.</text:p>
      <text:p text:style-name="P51"><text:tab/></text:p>
      <text:p text:style-name="P51"><text:tab/>The service command also provides some other methods such as <text:span text:style-name="T38">restart</text:span> and <text:span text:style-name="T38">stop</text:span> that allow you to easily restart and stop your webserver.</text:p>
      <text:p text:style-name="P27"><text:tab/></text:p>
      <text:p text:style-name="P49"><text:tab/>Next, we need to update the Nginx configuration to point Passenger to the version of Ruby that we're using. You'll want to open up /etc/nginx/nginx.conf in your favorite editor. I like to use vim, so I'd run this command:</text:p>
      <text:p text:style-name="P49"/>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1">Find the following lines, and uncomment them:</text:span></text:p>
      <text:p text:style-name="P15"><text:span text:style-name="Source_20_Text"><text:span text:style-name="T8">##</text:span></text:span></text:p>
      <text:p text:style-name="P70"><text:span text:style-name="Source_20_Text"><text:span text:style-name="T8"># Phusion Passenger</text:span></text:span></text:p>
      <text:p text:style-name="P70"><text:span text:style-name="Source_20_Text"><text:span text:style-name="T8">##</text:span></text:span></text:p>
      <text:p text:style-name="P70"><text:span text:style-name="Source_20_Text"><text:span text:style-name="T8"># Uncomment it if you installed ruby-passenger or ruby-passenger-enterprise</text:span></text:span></text:p>
      <text:p text:style-name="P70"><text:span text:style-name="Source_20_Text"><text:span text:style-name="T8">##</text:span></text:span></text:p>
      <text:p text:style-name="P71"/>
      <text:p text:style-name="P70"><text:soft-page-break/><text:span text:style-name="Source_20_Text"><text:span text:style-name="T8">passenger_root /usr/lib/ruby/vendor_ruby/phusion_passenger/locations.ini;</text:span></text:span></text:p>
      <text:p text:style-name="P70"><text:span text:style-name="Source_20_Text"><text:span text:style-name="T8">passenger_ruby /home/deploy/.rbenv/shims/ruby;</text:span></text:span></text:p>
      <text:p text:style-name="P70"><text:span text:style-name="Source_20_Text"><text:span text:style-name="T8"/></text:span></text:p>
      <text:p text:style-name="P25"><text:span text:style-name="T29"><text:tab/>The </text:span><text:span text:style-name="T34">passenger_ruby</text:span><text:span text:style-name="T30"> </text:span><text:span text:style-name="T29">is the important line here. Make sure you only set this once and use the line from the example that pertains to the version of Ruby you installed..</text:span></text:p>
      <text:p text:style-name="P52"><text:span text:style-name="T29"><text:tab/></text:span><text:span text:style-name="T31">Next, we need to add an Nginx host for our application. First, modify the default Nginx </text:span><text:span text:style-name="T35">sites-available</text:span><text:span text:style-name="T31"> configuration file and comment out the following lines:</text:span></text:p>
      <text:p text:style-name="P58"/>
      <text:p text:style-name="P68">sudo vim /etc/nginx/sites-available/default</text:p>
      <text:p text:style-name="P68"># listen 80 default_server;</text:p>
      <text:p text:style-name="P68"># listen [::]:80 default_server ipv6only=on;</text:p>
      <text:p text:style-name="P59"/>
      <text:p text:style-name="P59"><text:tab/>Then, we create a new file for our application and type in the following values:</text:p>
      <text:p text:style-name="P59"/>
      <text:p text:style-name="P68">sudo vim /etc/nginx/sites-available/contractsdb</text:p>
      <text:p text:style-name="P68">server {</text:p>
      <text:p text:style-name="P68"><text:s text:c="2"/>listen 80 default_server;</text:p>
      <text:p text:style-name="P53"><text:span text:style-name="T24"><text:s text:c="2"/>server_name </text:span><text:span text:style-name="T27">contracts</text:span><text:span text:style-name="T24">.up-ovpd.ph;</text:span></text:p>
      <text:p text:style-name="P68"><text:s text:c="2"/>passenger_enabled on;</text:p>
      <text:p text:style-name="P68"><text:s text:c="2"/>rails_env production;</text:p>
      <text:p text:style-name="P68"><text:s text:c="2"/>client_max_body_size 0;</text:p>
      <text:p text:style-name="P68"><text:s text:c="2"/>root /home/sysadmin/contractsdb/current/public; </text:p>
      <text:p text:style-name="P68">}</text:p>
      <text:p text:style-name="P68"/>
      <text:p text:style-name="P55"><text:span text:style-name="T28"><text:tab/></text:span><text:span text:style-name="T32">Afterwards, create a symlink </text:span><text:span text:style-name="T33">from</text:span><text:span text:style-name="T32"> our newly created file to </text:span><text:span text:style-name="T36">sites-enabled.</text:span></text:p>
      <text:p text:style-name="P60"/>
      <text:p text:style-name="P54"><text:span text:style-name="T25">sudo ln -s /etc/nginx/sites-available/</text:span><text:span text:style-name="T26">contractsdb</text:span><text:span text:style-name="T25"> /etc/nginx/sites-enabled/</text:span><text:span text:style-name="T26">contractsdb</text:span></text:p>
      <text:p text:style-name="P60"/>
      <text:p text:style-name="P57"><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6"><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1">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46">Once MySQL is installed, it is preferable that we setup up the user and databases now so that we do not have to worry about it later. Refer to the database configuration file in the application located at </text:span><text:span text:style-name="T39">/config/database.yml</text:span><text:span text:style-name="T46"> for the values to use. Run the following commands inside the MySQL shell:</text:span></text:p>
      <text:p text:style-name="P29">NOTE: P<text:span text:style-name="T48">lease replace the values enclosed in</text:span> &lt;&gt; <text:span text:style-name="T48">with those found in</text:span> <text:span text:style-name="T39">/config/database.yml </text:span><text:span text:style-name="T40">and /config/application.yml</text:span><text:span text:style-name="T43">. </text:span><text:span text:style-name="T44">They contain the sensitive database credentials needed here.</text:span></text:p>
      <text:p text:style-name="P31"/>
      <text:p text:style-name="P46">CREATE USER '&lt;your_production_user&gt;'@'localhost' IDENTIFIED BY '&lt;your_password&gt;';</text:p>
      <text:p text:style-name="P46">GRANT ALL PRIVILEGES ON * . * TO '&lt;your_production_user&gt;'@'localhost';</text:p>
      <text:p text:style-name="P46">FLUSH PRIVILEGES;</text:p>
      <text:p text:style-name="P46"/>
      <text:p text:style-name="P46"><text:tab/><text:span text:style-name="T42">Login to the MySQL shell using your newly created user and run the following commands:</text:span></text:p>
      <text:p text:style-name="P46"/>
      <text:p text:style-name="P46">CREATE DATABASE IF NOT EXISTS &lt;your_database_name&gt;;</text:p>
      <text:p text:style-name="P47">USE <text:span text:style-name="T47">&lt;your_database_name&gt;</text:span>;</text:p>
      <text:p text:style-name="P47"/>
      <text:p text:style-name="P36">STEP 4. INSTALL ELASTICSEARCH</text:p>
      <text:p text:style-name="P36"/>
      <text:p text:style-name="P61"><text:tab/>Elasticsearch is a platform for distributed search and analysis of data in real time. Its popularity is due to its ease of use, powerful features, and scalability.<text:tab/></text:p>
      <text:p text:style-name="P61"/>
      <text:p text:style-name="P61"><text:tab/>To install Elasticsearch, first install Java as its dependency.</text:p>
      <text:p text:style-name="P61"/>
      <text:p text:style-name="P69">sudo apt-get install openjdk-7-jre -y</text:p>
      <text:p text:style-name="P61"><text:tab/>Next, we download and install Elasticsearch with the following commands:</text:p>
      <text:p text:style-name="P61"/>
      <text:p text:style-name="P69">wget https://download.elastic.co/elasticsearch/elasticsearch/elasticsearch-1.7.2.deb</text:p>
      <text:p text:style-name="P69">sudo dpkg -i elasticsearch-1.7.2.deb</text:p>
      <text:p text:style-name="P61"/>
      <text:p text:style-name="P61"><text:tab/>Finally, setup the Elasticsearch service and run it.</text:p>
      <text:p text:style-name="P61"/>
      <text:p text:style-name="P69">sudo update-rc.d elasticsearch defaults</text:p>
      <text:p text:style-name="P69">sudo service elasticsearch start</text:p>
      <text:p text:style-name="P69"><text:soft-page-break/></text:p>
      <text:p text:style-name="P37"><text:span text:style-name="T13">STEP 5. </text:span><text:span text:style-name="T19">SETUP CAPISTRANO</text:span></text:p>
      <text:p text:style-name="P62"/>
      <text:p text:style-name="P63">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3"><text:tab/></text:p>
      <text:p text:style-name="P38"><text:span text:style-name="T14"><text:tab/></text:span><text:span text:style-name="T22">/Capfile</text:span><text:span text:style-name="T14"> contains the Capistrano library requirements.</text:span></text:p>
      <text:p text:style-name="P38"><text:span text:style-name="T14"><text:tab/></text:span><text:span text:style-name="T22">/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2">/config/deploy/production.rb</text:span><text:span text:style-name="T14"> contains the server configurations, such as the server IP address, user, and SSH options.</text:span></text:p>
      <text:p text:style-name="P63"/>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4"/>
      <text:p text:style-name="P65">NOTE: As always, remember to change the values enclosed in &lt;&gt; with the configuration you are using.</text:p>
      <text:p text:style-name="P65"/>
      <text:p text:style-name="P44"><text:span text:style-name="T14">scp config/application.yml &lt;server_ssh&gt;:</text:span><text:span text:style-name="T17">~</text:span><text:span text:style-name="T14">/</text:span><text:span text:style-name="T17">contractsdb</text:span><text:span text:style-name="T14">/shared/config/application.yml</text:span></text:p>
      <text:p text:style-name="P45"><text:span text:style-name="T14">scp config/database.yml &lt;server_ssh&gt;:</text:span><text:span text:style-name="T17">~</text:span><text:span text:style-name="T14">/</text:span><text:span text:style-name="T17">contractsdb</text:span><text:span text:style-name="T14">/shared/config/database.yml</text:span></text:p>
      <text:p text:style-name="P45"><text:span text:style-name="T14">scp config/secrets.yml &lt;server_ssh&gt;:</text:span><text:span text:style-name="T17">~</text:span><text:span text:style-name="T14">/</text:span><text:span text:style-name="T17">contractsdb</text:span><text:span text:style-name="T14">/shared/config/secrets.yml</text:span></text:p>
      <text:p text:style-name="P65"/>
      <text:p text:style-name="P39"><text:span text:style-name="T14"><text:tab/>Finally, </text:span><text:span text:style-name="T16">deploy the app </text:span><text:span text:style-name="T18">to the server </text:span><text:span text:style-name="T16">with the command </text:span><text:span text:style-name="T23">cap production deploy</text:span><text:span text:style-name="T16">.</text:span></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75"><text:soft-page-break/><text:span text:style-name="T20">S</text:span><text:span text:style-name="T13">TEP 6. SEEDING DATA</text:span></text:p>
      <text:p text:style-name="P75"><text:span text:style-name="T13"/></text:p>
      <text:p text:style-name="P76"><text:span text:style-name="T13"><text:tab/>To seed some required data into our database, first go to the application’s current directory and run the following command:</text:span></text:p>
      <text:p text:style-name="P74"><text:span text:style-name="T20"/></text:p>
      <text:p text:style-name="P79">cd ~/<text:span text:style-name="T52">contractsdb</text:span>/current/</text:p>
      <text:p text:style-name="P79">RAILS_ENV=production bundle exec rails console</text:p>
      <text:p text:style-name="P77"><text:span text:style-name="T20"/></text:p>
      <text:p text:style-name="P73"><text:tab/>Inside the Rails console shell, run the following command<text:span text:style-name="T51">s</text:span>:<text:line-break/></text:p>
      <text:p text:style-name="P80"><text:span text:style-name="T20">ContractType.create(description: "Memorandum of Understanding​")</text:span></text:p>
      <text:p text:style-name="P80"><text:span text:style-name="T20">ContractType.create(description: "Memorandum of Agreement")</text:span></text:p>
      <text:p text:style-name="P80"><text:span text:style-name="T20">ContractType.create(description: "Contract of Lease")</text:span></text:p>
      <text:p text:style-name="P78"><text:span text:style-name="T20"/></text:p>
      <text:p text:style-name="P40"><text:span text:style-name="T20">S</text:span><text:span text:style-name="T13">TEP </text:span><text:span text:style-name="T21">7</text:span><text:span text:style-name="T13">. CREATING THE ADMIN USER</text:span></text:p>
      <text:p text:style-name="P41"><text:tab/></text:p>
      <text:p text:style-name="P41"><text:tab/><text:span text:style-name="T49">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1"/>
      <text:p text:style-name="P41"><text:tab/><text:span text:style-name="T49">To create the first admin user, go to the application’s current directory and run the following command:</text:span></text:p>
      <text:p text:style-name="P42"/>
      <text:p text:style-name="P48">cd ~/<text:span text:style-name="T50">contractsdb</text:span>/current/</text:p>
      <text:p text:style-name="P48">RAILS_ENV=production bundle exec rails console</text:p>
      <text:p text:style-name="P42"/>
      <text:p text:style-name="P42"><text:tab/>Inside the Rails console shell, run the following command:<text:line-break/></text:p>
      <text:p text:style-name="P48">User.create!( email: “&lt;admin_email&gt;”, password: “&lt;admin_password&gt;”, <text:tab/>admin: true, is_approved: true )</text:p>
      <text:p text:style-name="P42"/>
      <text:p text:style-name="P42"><text:tab/>This should create the admin user.</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5:02:56.312218371</dc:date>
    <meta:editing-duration>PT40M5S</meta:editing-duration>
    <meta:editing-cycles>23</meta:editing-cycles>
    <meta:generator>LibreOffice/5.1.4.2$Linux_X86_64 LibreOffice_project/10m0$Build-2</meta:generator>
    <meta:document-statistic meta:table-count="0" meta:image-count="0" meta:object-count="0" meta:page-count="7" meta:paragraph-count="126" meta:word-count="1108" meta:character-count="8148" meta:non-whitespace-character-count="7094"/>
  </office:meta>
</office:document-meta>
</file>